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19F38FF3C2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officeooo:rsid="001f1f6c" officeooo:paragraph-rsid="001f1f6c" style:font-size-asian="28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32pt" officeooo:rsid="001f1f6c" officeooo:paragraph-rsid="001f1f6c" style:font-size-asian="28pt" style:font-size-complex="3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Scotty Felch</text:p>
      <text:p text:style-name="P2">CSCI 352</text:p>
      <text:p text:style-name="P2">Fall 2014</text:p>
      <text:p text:style-name="P2">2pm session</text:p>
      <text:p text:style-name="P2">Assignment 1</text:p>
      <text:p text:style-name="P2"/>
      <text:p text:style-name="P2"><draw:frame draw:style-name="fr1" draw:name="Image1" text:anchor-type="paragraph" svg:width="4.3602in" svg:height="3.4673in" draw:z-index="0"><draw:image xlink:href="Pictures/10000000000002580000019F38FF3C2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17:42:53.410821094</meta:creation-date>
    <dc:date>2014-09-30T17:44:31.982692349</dc:date>
    <meta:editing-duration>P0D</meta:editing-duration>
    <meta:editing-cycles>1</meta:editing-cycles>
    <meta:generator>LibreOffice/4.2.4.2$Linux_X86_64 LibreOffice_project/420m0$Build-2</meta:generator>
    <meta:document-statistic meta:table-count="0" meta:image-count="1" meta:object-count="0" meta:page-count="1" meta:paragraph-count="5" meta:word-count="10" meta:character-count="52" meta:non-whitespace-character-count="47"/>
  </office:meta>
</office:document-meta>
</file>